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D00000031A9124F862354499D.png" manifest:media-type="image/png"/>
  <manifest:file-entry manifest:full-path="Pictures/1000079900000E9300000518473316C726E583C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="none" draw:fill-color="#729fcf" draw:opacity="0%" draw:textarea-horizontal-align="justify" draw:textarea-vertical-align="middle" draw:auto-grow-height="false" fo:min-height="1.7cm" fo:min-width="3.291cm" fo:padding-top="0.166cm" fo:padding-bottom="0.166cm" fo:padding-left="0.291cm" fo:padding-right="0.291cm"/>
    </style:style>
    <style:style style:name="gr2" style:family="graphic" style:parent-style-name="standard">
      <style:graphic-properties svg:stroke-width="0.159cm" svg:stroke-color="#000000" draw:marker-start-width="0.438cm" draw:marker-end-width="0.438cm" draw:fill-color="#ffffff" draw:opacity="0%" draw:textarea-horizontal-align="justify" draw:textarea-vertical-align="middle" draw:auto-grow-height="false" fo:min-height="2.52cm" fo:min-width="4.937cm" fo:padding-top="0.204cm" fo:padding-bottom="0.204cm" fo:padding-left="0.329cm" fo:padding-right="0.329cm"/>
    </style:style>
    <style:style style:name="gr3" style:family="graphic" style:parent-style-name="objectwithoutfill">
      <style:graphic-properties draw:stroke="dash" draw:stroke-dash="Dashed_20__28_var_29_" svg:stroke-width="0.081cm" svg:stroke-color="#000000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none" draw:fill="none" fo:min-height="1.576cm"/>
    </style:style>
    <style:style style:name="gr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withoutfill">
      <style:graphic-properties svg:stroke-width="0.106cm" draw:marker-start-width="0.356cm" draw:marker-end="Arrow" draw:marker-end-width="0.45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274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3333ff" draw:marker-start-width="0.359cm" draw:marker-end="Square_20_45_20_unfilled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282cm" draw:marker-start-width="0.62cm" draw:marker-end="Arrow" draw:marker-end-width="0.72cm" draw:fill="none" draw:textarea-vertical-align="middle" fo:padding-top="0.263cm" fo:padding-bottom="0.263cm" fo:padding-left="0.388cm" fo:padding-right="0.388cm" draw:fontwork-style="rotate" draw:fontwork-adjust="center" draw:fontwork-distance="0.508cm" draw:fontwork-start="0cm" draw:fontwork-mirror="false" draw:fontwork-outline="false" draw:fontwork-shadow="normal" draw:fontwork-shadow-offset-x="0cm" draw:fontwork-shadow-offset-y="0cm" draw:fontwork-hide-form="false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995cm" fo:min-width="0.745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282cm" draw:marker-start-width="0.62cm" draw:marker-end="Arrow" draw:marker-end-width="0.72cm" draw:fill="none" draw:textarea-vertical-align="middle" fo:padding-top="0.263cm" fo:padding-bottom="0.263cm" fo:padding-left="0.388cm" fo:padding-right="0.388cm" draw:fontwork-style="rotate" draw:fontwork-adjust="center" draw:fontwork-distance="1.27cm" draw:fontwork-start="0cm" draw:fontwork-mirror="false" draw:fontwork-outline="false" draw:fontwork-shadow="normal" draw:fontwork-shadow-offset-x="0cm" draw:fontwork-shadow-offset-y="0cm" draw:fontwork-hide-form="false"/>
    </style:style>
    <style:style style:name="gr14" style:family="graphic" style:parent-style-name="standard">
      <style:graphic-properties draw:stroke="solid" draw:stroke-dash="Ultra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5" style:family="graphic" style:parent-style-name="standard">
      <style:graphic-properties draw:stroke="solid" draw:stroke-dash="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3.204cm" fo:padding-top="0.178cm" fo:padding-bottom="0.178cm" fo:padding-left="0.303cm" fo:padding-right="0.303cm"/>
    </style:style>
    <style:style style:name="gr16" style:family="graphic" style:parent-style-name="standard">
      <style:graphic-properties draw:stroke="solid" draw:stroke-dash="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solid" draw:stroke-dash="Fine_20_Dashed" svg:stroke-width="0.106cm" svg:stroke-color="#ff3333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0%"/>
      <style:paragraph-properties fo:text-align="center"/>
      <style:text-properties fo:font-size="20pt"/>
    </style:style>
    <style:style style:name="P3" style:family="paragraph">
      <loext:graphic-properties draw:fill-color="#ffffff" draw:opacity="0%"/>
      <style:paragraph-properties fo:text-align="center"/>
      <style:text-properties fo:font-size="22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  <style:text-properties style:text-underline-style="none"/>
    </style:style>
    <style:style style:name="P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/>
      <style:paragraph-properties fo:text-align="center"/>
      <style:text-properties fo:font-size="24pt" fo:letter-spacing="0.212cm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ffff" draw:opacity="100%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729fcf" draw:opacity="0%"/>
      <style:paragraph-properties fo:text-align="center"/>
      <style:text-properties fo:font-size="20pt" fo:font-weight="bold" style:font-weight-asian="bold" style:font-weight-complex="bold"/>
    </style:style>
    <style:style style:name="T1" style:family="text">
      <style:text-properties fo:font-size="20pt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4pt" fo:letter-spacing="0.212cm" fo:font-weight="bold" style:font-size-asian="24pt" style:font-weight-asian="bold" style:font-size-complex="24pt" style:font-weight-complex="bold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73cm" svg:height="2.032cm" svg:x="1.231cm" svg:y="3.407cm">
          <text:p text:style-name="P1"><text:span text:style-name="T1">Visu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3" draw:id="id3" draw:layer="layout" svg:width="5.969cm" svg:height="3.302cm" svg:x="0.181cm" svg:y="7.532cm">
          <text:p text:style-name="P1"><text:span text:style-name="T2">Global </text:span></text:p>
          <text:p text:style-name="P1"><text:span text:style-name="T2">Workspa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73cm" svg:height="2.032cm" svg:x="8.231cm" svg:y="8.207cm">
          <text:p text:style-name="P1"><text:span text:style-name="T1">Subtra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3.873cm" svg:height="2.032cm" svg:x="8.231cm" svg:y="5.207cm">
          <text:p text:style-name="P1"><text:span text:style-name="T1">Ad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2" draw:id="id2" draw:layer="layout" svg:width="3.873cm" svg:height="2.032cm" svg:x="8.231cm" svg:y="11.207cm">
          <text:p text:style-name="P1"><text:span text:style-name="T1">Compa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line-skew="0.68cm" svg:x1="5.104cm" svg:y1="4.423cm" svg:x2="12.104cm" svg:y2="12.223cm" draw:start-shape="id1" draw:start-glue-point="1" draw:end-shape="id2" draw:end-glue-point="1" svg:d="M5104 4423h8220v7800h-1220" svg:viewBox="0 0 8221 7801">
          <text:p/>
        </draw:connector>
        <draw:frame draw:style-name="gr4" draw:text-style-name="P5" draw:layer="layout" svg:width="1.686cm" svg:height="1.826cm" svg:x="0.429cm" svg:y="0.263cm">
          <draw:text-box>
            <text:p text:style-name="P1"><text:span text:style-name="T3">A</text:span></text:p>
          </draw:text-box>
        </draw:frame>
        <draw:custom-shape draw:style-name="gr1" draw:text-style-name="P2" xml:id="id4" draw:id="id4" draw:layer="layout" svg:width="3.873cm" svg:height="2.032cm" svg:x="1.231cm" svg:y="12.907cm">
          <text:p text:style-name="P1"><text:span text:style-name="T1">Mo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6" draw:layer="layout" draw:type="line" svg:x1="3.167cm" svg:y1="5.439cm" svg:x2="3.165cm" svg:y2="7.532cm" draw:start-shape="id1" draw:start-glue-point="2" draw:end-shape="id3" draw:end-glue-point="0" svg:d="M3167 5439l-2 2093" svg:viewBox="0 0 3 2094">
          <text:p/>
        </draw:connector>
        <draw:connector draw:style-name="gr5" draw:text-style-name="P6" draw:layer="layout" draw:type="line" svg:x1="3.165cm" svg:y1="10.834cm" svg:x2="3.167cm" svg:y2="12.907cm" draw:start-shape="id3" draw:start-glue-point="2" draw:end-shape="id4" draw:end-glue-point="0" svg:d="M3165 10834l2 2073" svg:viewBox="0 0 3 2074">
          <text:p/>
        </draw:connector>
        <draw:frame draw:style-name="gr6" draw:text-style-name="P4" draw:layer="layout" svg:width="1.807cm" svg:height="0.631cm" draw:transform="rotate (2.89567576198379) translate (7.916cm 12.192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6" draw:text-style-name="P4" draw:layer="layout" svg:width="1.807cm" svg:height="0.631cm" draw:transform="rotate (-0.245916891606001) translate (6.354cm 10.321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6" draw:text-style-name="P4" draw:layer="layout" svg:width="1.807cm" svg:height="0.631cm" draw:transform="rotate (-3.08521851875038) translate (8.159cm 9.918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6" draw:text-style-name="P4" draw:layer="layout" svg:width="1.807cm" svg:height="0.631cm" draw:transform="rotate (0.0563741348394168) translate (6.111cm 8.597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6" draw:text-style-name="P4" draw:layer="layout" svg:width="1.807cm" svg:height="0.631cm" draw:transform="rotate (-2.82516446020322) translate (8.395cm 7.633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6" draw:text-style-name="P4" draw:layer="layout" svg:width="1.807cm" svg:height="0.631cm" draw:transform="rotate (0.316428193386572) translate (6.076cm 6.883cm)">
          <draw:image xlink:href="Pictures/1000079900000E9300000518473316C726E583CC.svg" xlink:type="simple" xlink:show="embed" xlink:actuate="onLoad">
            <text:p/>
          </draw:image>
          <draw:image xlink:href="Pictures/100002010000008D00000031A9124F862354499D.png" xlink:type="simple" xlink:show="embed" xlink:actuate="onLoad"/>
        </draw:frame>
        <draw:frame draw:style-name="gr4" draw:text-style-name="P5" draw:layer="layout" svg:width="1.686cm" svg:height="1.826cm" svg:x="14.529cm" svg:y="0.263cm">
          <draw:text-box>
            <text:p text:style-name="P1"><text:span text:style-name="T3">B</text:span></text:p>
          </draw:text-box>
        </draw:frame>
        <draw:connector draw:style-name="gr7" draw:text-style-name="P4" draw:layer="layout" draw:type="curve" draw:line-skew="0cm 0.496cm" svg:x1="8.231cm" svg:y1="12.223cm" svg:x2="10.167cm" svg:y2="13.239cm" draw:start-shape="id2" draw:start-glue-point="3" draw:end-shape="id2" draw:end-glue-point="2" svg:d="M8231 12223c-813 0-678 1027 9 1670s1927 901 1927-654" svg:viewBox="0 0 2496 2175">
          <text:p/>
        </draw:connector>
        <draw:frame draw:style-name="gr8" draw:text-style-name="P7" draw:layer="layout" svg:width="4.826cm" svg:height="1.524cm" svg:x="7.493cm" svg:y="14.478cm">
          <draw:text-box>
            <text:p><text:span text:style-name="T4">Accumulation</text:span></text:p>
          </draw:text-box>
        </draw:frame>
        <draw:connector draw:style-name="gr9" draw:text-style-name="P4" draw:layer="layout" draw:type="line" svg:x1="26.34cm" svg:y1="7.471cm" svg:x2="26.329cm" svg:y2="4.255cm" draw:start-shape="id5" draw:start-glue-point="0" draw:end-shape="id6" draw:end-glue-point="2" svg:d="M26340 7471l-11-3216" svg:viewBox="0 0 12 3217">
          <text:p/>
        </draw:connector>
        <draw:connector draw:style-name="gr10" draw:text-style-name="P4" draw:layer="layout" draw:type="line" svg:x1="30.067cm" svg:y1="8.555cm" svg:x2="28.118cm" svg:y2="8.55cm" draw:start-shape="id7" draw:start-glue-point="3" draw:end-shape="id5" draw:end-glue-point="1" svg:d="M30067 8555l-1949-5" svg:viewBox="0 0 1950 6">
          <text:p/>
        </draw:connector>
        <draw:connector draw:style-name="gr10" draw:text-style-name="P4" draw:layer="layout" draw:type="line" svg:x1="22.382cm" svg:y1="8.555cm" svg:x2="24.562cm" svg:y2="8.55cm" draw:start-shape="id8" draw:start-glue-point="1" draw:end-shape="id5" draw:end-glue-point="3" svg:d="M22382 8555l2180-5" svg:viewBox="0 0 2181 6">
          <text:p/>
        </draw:connector>
        <draw:connector draw:style-name="gr9" draw:text-style-name="P4" draw:layer="layout" draw:type="line" svg:x1="26.34cm" svg:y1="9.63cm" svg:x2="26.329cm" svg:y2="12.904cm" draw:start-shape="id5" draw:start-glue-point="2" draw:end-shape="id9" draw:end-glue-point="0" svg:d="M26340 9630l-11 3274" svg:viewBox="0 0 12 3275">
          <text:p/>
        </draw:connector>
        <draw:connector draw:style-name="gr11" draw:text-style-name="P8" draw:layer="layout" draw:type="curve" svg:x1="27.005cm" svg:y1="3.579cm" svg:x2="31.972cm" svg:y2="7.476cm" draw:start-shape="id6" draw:start-glue-point="1" draw:end-shape="id7" draw:end-glue-point="0" svg:d="M27005 3579c3312 0 4967 1299 4967 3897" svg:viewBox="0 0 4968 3898">
          <text:p text:style-name="P1"><text:span text:style-name="T5">Access</text:span></text:p>
        </draw:connector>
        <draw:custom-shape draw:style-name="gr12" draw:text-style-name="P9" xml:id="id6" draw:id="id6" draw:layer="layout" svg:width="1.351cm" svg:height="1.351cm" svg:x="25.654cm" svg:y="2.904cm">
          <text:p text:style-name="P1"><text:span text:style-name="T6">×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9" draw:id="id9" draw:layer="layout" svg:width="1.351cm" svg:height="1.351cm" svg:x="25.654cm" svg:y="12.904cm">
          <text:p text:style-name="P1"><text:span text:style-name="T6">×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curve" svg:x1="25.654cm" svg:y1="13.579cm" svg:x2="20.604cm" svg:y2="9.635cm" draw:start-shape="id9" draw:start-glue-point="3" draw:end-shape="id8" draw:end-glue-point="2" svg:d="M25654 13579c-3367 0-5050-1314-5050-3944" svg:viewBox="0 0 5051 3945">
          <text:p text:style-name="P1"><text:span text:style-name="T5">Broadcast</text:span></text:p>
        </draw:connector>
        <draw:connector draw:style-name="gr10" draw:text-style-name="P4" draw:layer="layout" draw:type="line" svg:x1="21.214cm" svg:y1="5.657cm" svg:x2="24.55cm" svg:y2="8.124cm" svg:d="M21214 5657l3336 2467" svg:viewBox="0 0 3337 2468">
          <text:p/>
        </draw:connector>
        <draw:connector draw:style-name="gr13" draw:text-style-name="P8" draw:layer="layout" draw:type="curve" svg:x1="20.604cm" svg:y1="7.476cm" svg:x2="25.654cm" svg:y2="3.579cm" draw:start-shape="id8" draw:start-glue-point="0" draw:end-shape="id6" draw:end-glue-point="3" svg:d="M20604 7476c0-2598 1683-3897 5050-3897" svg:viewBox="0 0 5051 3898">
          <text:p/>
        </draw:connector>
        <draw:custom-shape draw:style-name="gr14" draw:text-style-name="P2" xml:id="id8" draw:id="id8" draw:layer="layout" svg:width="3.556cm" svg:height="2.159cm" svg:x="18.826cm" svg:y="7.476cm">
          <text:p text:style-name="P1"><text:span text:style-name="T1">Proces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10" xml:id="id7" draw:id="id7" draw:layer="layout" svg:width="3.81cm" svg:height="2.159cm" svg:x="30.067cm" svg:y="7.476cm">
          <text:p text:style-name="P1"><text:span text:style-name="T1">Global</text:span></text:p>
          <text:p text:style-name="P1"><text:span text:style-name="T1">Worksp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2" draw:layer="layout" svg:width="3.556cm" svg:height="2.159cm" svg:x="17.84cm" svg:y="3.494cm">
          <text:p text:style-name="P1"><text:span text:style-name="T1">Previous</text:span></text:p>
          <text:p text:style-name="P1"><text:span text:style-name="T1">Rou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7" draw:text-style-name="P4" draw:layer="layout" draw:type="line" svg:x1="25.493cm" svg:y1="7.471cm" svg:x2="21.423cm" svg:y2="4.465cm" svg:d="M25493 7471l-4070-3006" svg:viewBox="0 0 4071 3007">
          <text:p/>
        </draw:connector>
        <draw:custom-shape draw:style-name="gr18" draw:text-style-name="P2" xml:id="id5" draw:id="id5" draw:layer="layout" svg:width="3.556cm" svg:height="2.159cm" svg:x="24.562cm" svg:y="7.471cm">
          <text:p text:style-name="P1"><text:span text:style-name="T1">Routing</text:span></text:p>
          <text:p text:style-name="P1"><text:span text:style-name="T1">Controll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0" draw:text-style-name="P4" draw:layer="layout" draw:type="line" svg:x1="31.129cm" svg:y1="12.263cm" svg:x2="27.663cm" svg:y2="9.708cm" svg:d="M31129 12263l-3466-2555" svg:viewBox="0 0 3467 2556">
          <text:p/>
        </draw:connector>
        <draw:custom-shape draw:style-name="gr16" draw:text-style-name="P2" draw:layer="layout" svg:width="3.556cm" svg:height="2.159cm" svg:x="31.115cm" svg:y="11.481cm">
          <text:p text:style-name="P1"><text:span text:style-name="T1">Tas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3" draw:text-style-name="P8" draw:layer="layout" draw:type="curve" svg:x1="31.972cm" svg:y1="9.635cm" svg:x2="27.005cm" svg:y2="13.579cm" draw:start-shape="id7" draw:start-glue-point="2" draw:end-shape="id9" draw:end-glue-point="1" svg:d="M31972 9635c0 2630-1655 3944-4967 3944" svg:viewBox="0 0 4968 39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_20_45_20_unfilled" draw:display-name="Square 45 unfilled" svg:viewBox="0 0 3000 3000" svg:d="M1500 3000l-1500-1500 1500-1500 1500 1500zM1500 2715l-1215-1215 1215-1215 1215 1215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313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08:49:28.281888603</meta:creation-date>
    <dc:date>2020-07-14T20:55:49.319648304</dc:date>
    <meta:editing-duration>PT7H30M11S</meta:editing-duration>
    <meta:editing-cycles>91</meta:editing-cycles>
    <meta:generator>LibreOffice/5.1.6.2$Linux_X86_64 LibreOffice_project/10m0$Build-2</meta:generator>
    <meta:document-statistic meta:object-count="37"/>
  </office:meta>
</office:document-meta>
</file>